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1cm" draw:marker-start-width="0.32cm" draw:marker-end-width="0.32cm" draw:fill="solid" draw:fill-color="#ffffff" draw:textarea-horizontal-align="justify" draw:textarea-vertical-align="middle" draw:auto-grow-height="false" fo:padding-top="0.13cm" fo:padding-bottom="0.13cm" fo:padding-left="0.255cm" fo:padding-right="0.255cm" fo:wrap-option="no-wrap" style:protect="size"/>
    </style:style>
    <style:style style:name="gr2" style:family="graphic" style:parent-style-name="standard">
      <style:graphic-properties svg:stroke-width="0.01cm" draw:marker-start-width="0.32cm" draw:marker-end-width="0.32cm" draw:fill="solid" draw:fill-color="#ffffff" draw:textarea-horizontal-align="center" draw:textarea-vertical-align="middle" draw:auto-grow-height="false" fo:padding-top="0.13cm" fo:padding-bottom="0.13cm" fo:padding-left="0.26cm" fo:padding-right="0.26cm" fo:wrap-option="no-wrap" style:protect="size"/>
    </style:style>
    <style:style style:name="gr3" style:family="graphic" style:parent-style-name="standard">
      <style:graphic-properties svg:stroke-width="0.01cm" draw:marker-start-width="0.32cm" draw:marker-end-width="0.32cm" draw:fill="solid" draw:fill-color="#ffffff" draw:textarea-horizontal-align="justify" draw:textarea-vertical-align="middle" draw:auto-grow-height="false" fo:padding-top="0.13cm" fo:padding-bottom="0.13cm" fo:padding-left="0.255cm" fo:padding-right="0.255cm" style:protect="size"/>
    </style:style>
    <style:style style:name="gr4" style:family="graphic" style:parent-style-name="standard">
      <style:graphic-properties svg:stroke-width="0.01cm" draw:marker-start-width="0.32cm" draw:marker-end-width="0.32cm" draw:fill="solid" draw:fill-color="#ffffff" draw:textarea-horizontal-align="justify" draw:textarea-vertical-align="middle" draw:auto-grow-height="false" fo:padding-top="0.13cm" fo:padding-bottom="0.13cm" fo:padding-left="0.255cm" fo:padding-right="0.255cm" fo:wrap-option="wrap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.01cm" draw:marker-start-width="0.32cm" draw:marker-end-width="0.32cm" draw:fill-color="#ffffff" draw:textarea-horizontal-align="center" draw:textarea-vertical-align="middle"/>
    </style:style>
    <style:style style:name="gr7" style:family="graphic" style:parent-style-name="standard">
      <style:graphic-properties svg:stroke-width="0.01cm" draw:marker-start-width="0.32cm" draw:marker-end-width="0.32cm" draw:fill-color="#ffffff" draw:textarea-horizontal-align="center" draw:textarea-vertical-align="middle" fo:padding-top="0.13cm" fo:padding-bottom="0.13cm" fo:padding-left="0.255cm" fo:padding-right="0.255cm"/>
    </style:style>
    <style:style style:name="gr8" style:family="graphic" style:parent-style-name="standard">
      <style:graphic-properties draw:stroke="none" svg:stroke-width="0.01cm" draw:marker-start-width="0.32cm" draw:marker-end-width="0.32cm" draw:fill-color="#ffffff" draw:textarea-horizontal-align="center" draw:textarea-vertical-align="middle" draw:shadow="hidden"/>
    </style:style>
    <style:style style:name="gr9" style:family="graphic" style:parent-style-name="standard">
      <style:graphic-properties draw:stroke="dash" draw:stroke-dash="Fine_20_Dashed" svg:stroke-width="0.01cm" draw:marker-start-width="0.32cm" draw:marker-end-width="0.32cm" draw:textarea-horizontal-align="center" draw:textarea-vertical-align="middle" fo:padding-top="0.13cm" fo:padding-bottom="0.13cm" fo:padding-left="0.255cm" fo:padding-right="0.255cm"/>
    </style:style>
    <style:style style:name="gr10" style:family="graphic" style:parent-style-name="standard">
      <style:graphic-properties draw:stroke="none" draw:fill="solid" draw:fill-color="#ffffff" draw:textarea-horizontal-align="left" draw:textarea-vertical-align="middle" draw:auto-grow-height="true" fo:min-height="0cm" fo:min-width="0cm"/>
    </style:style>
    <style:style style:name="gr11" style:family="graphic" style:parent-style-name="standard">
      <style:graphic-properties svg:stroke-width="0.01cm" draw:marker-start-width="0.32cm" draw:marker-end-width="0.32cm" draw:textarea-horizontal-align="center" draw:textarea-vertical-align="middle" fo:padding-top="0.13cm" fo:padding-bottom="0.13cm" fo:padding-left="0.255cm" fo:padding-right="0.255cm"/>
    </style:style>
    <style:style style:name="gr12" style:family="graphic" style:parent-style-name="standard">
      <style:graphic-properties svg:stroke-linecap="round" draw:textarea-horizontal-align="justify" draw:textarea-vertical-align="middle" draw:fit-to-size="false"/>
    </style:style>
    <style:style style:name="gr1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4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5" style:family="graphic" style:parent-style-name="objectwithoutfill">
      <style:graphic-properties draw:fill="none" draw:textarea-horizontal-align="center" draw:textarea-vertical-align="middle"/>
    </style:style>
    <style:style style:name="gr16" style:family="graphic" style:parent-style-name="standard">
      <style:graphic-properties svg:stroke-color="#ffffff" draw:fill-color="#ffffff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P3" style:family="paragraph">
      <style:paragraph-properties fo:text-align="center"/>
      <style:text-properties fo:font-size="8pt" style:font-size-asian="8pt" style:font-size-complex="8pt"/>
    </style:style>
    <style:style style:name="P4" style:family="paragraph">
      <style:paragraph-properties fo:margin-left="0cm" fo:margin-right="0cm" fo:text-align="center" fo:text-indent="0cm"/>
      <style:text-properties fo:font-family="'Times New Roman'" style:font-style-name="Курсив" style:font-family-generic="roman" style:font-pitch="variable" fo:font-size="10pt" style:font-size-asian="10pt" style:font-size-complex="10pt"/>
    </style:style>
    <style:style style:name="P5" style:family="paragraph">
      <style:paragraph-properties fo:margin-left="0cm" fo:margin-right="0cm" fo:text-align="center" fo:text-indent="0cm"/>
    </style:style>
    <style:style style:name="T1" style:family="text">
      <style:text-properties fo:font-size="8pt" fo:font-weight="bold" style:font-size-asian="8pt" style:font-weight-asian="bold" style:font-size-complex="8pt" style:font-weight-complex="bold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family="'Times New Roman'" style:font-style-name="Курсив" style:font-family-generic="roman" style:font-pitch="variable"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Блок-схемы">
        <draw:custom-shape draw:style-name="gr1" draw:text-style-name="P2" draw:layer="layout" svg:width="2cm" svg:height="1cm" svg:x="-2.5cm" svg:y="2cm">
          <text:p text:style-name="P1"><text:span text:style-name="T1">Х = Х + 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2cm" svg:height="1cm" svg:x="-2.5cm" svg:y="3.5cm">
          <text:p text:style-name="P1"><text:span text:style-name="T1">Название</text:span></text:p>
          <text:p text:style-name="P1"><text:span text:style-name="T1">Подпро-</text:span></text:p>
          <text:p text:style-name="P1"><text:span text:style-name="T1">граммы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3" draw:text-style-name="P2" draw:layer="layout" svg:width="2cm" svg:height="1cm" svg:x="-2.5cm" svg:y="6.5cm">
          <text:p text:style-name="P1"><text:span text:style-name="T1">Y = X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4" draw:text-style-name="P2" draw:layer="layout" svg:width="0.5cm" svg:height="0.5cm" svg:x="-1.5cm" svg:y="0cm">
          <text:p text:style-name="P1"><text:span text:style-name="T1">А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2" draw:layer="layout" svg:width="2cm" svg:height="1cm" svg:x="-2.5cm" svg:y="5cm">
          <text:p text:style-name="P1"><text:span text:style-name="T1">Ввод</text:span></text:p>
          <text:p text:style-name="P1"><text:span text:style-name="T1">Вывод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g draw:style-name="gr5">
          <draw:rect draw:style-name="gr6" draw:text-style-name="P2" draw:layer="layout" svg:width="2cm" svg:height="1cm" svg:x="-2.5cm" svg:y="9.5cm">
            <text:p text:style-name="P1"><text:span text:style-name="T1">Цикл А</text:span></text:p>
            <text:p text:style-name="P1"><text:span text:style-name="T1">Делать пока</text:span></text:p>
          </draw:rect>
          <draw:line draw:style-name="gr7" draw:text-style-name="P1" draw:layer="layout" svg:x1="-2.25cm" svg:y1="9.5cm" svg:x2="-2.5cm" svg:y2="9.75cm">
            <text:p/>
          </draw:line>
          <draw:line draw:style-name="gr7" draw:text-style-name="P1" draw:layer="layout" svg:x1="-0.75cm" svg:y1="9.5cm" svg:x2="-0.5cm" svg:y2="9.75cm">
            <text:p/>
          </draw:line>
          <draw:line draw:style-name="gr7" draw:text-style-name="P1" draw:layer="layout" svg:x1="-2.25cm" svg:y1="9.5cm" svg:x2="-0.75cm" svg:y2="9.5cm">
            <text:p/>
          </draw:line>
          <draw:line draw:style-name="gr7" draw:text-style-name="P1" draw:layer="layout" svg:x1="-2.5cm" svg:y1="9.75cm" svg:x2="-2.5cm" svg:y2="10.5cm">
            <text:p/>
          </draw:line>
          <draw:line draw:style-name="gr7" draw:text-style-name="P1" draw:layer="layout" svg:x1="-0.5cm" svg:y1="10.5cm" svg:x2="-2.5cm" svg:y2="10.5cm">
            <text:p/>
          </draw:line>
          <draw:line draw:style-name="gr7" draw:text-style-name="P1" draw:layer="layout" svg:x1="-0.5cm" svg:y1="9.75cm" svg:x2="-0.5cm" svg:y2="10.5cm">
            <text:p/>
          </draw:line>
        </draw:g>
        <draw:g draw:style-name="gr5">
          <draw:glue-point draw:id="4" svg:x="0cm" svg:y="5cm"/>
          <draw:glue-point draw:id="5" svg:x="0cm" svg:y="-5cm"/>
          <draw:glue-point draw:id="6" svg:x="0cm" svg:y="5cm" draw:escape-direction="down"/>
          <draw:glue-point draw:id="7" svg:x="0cm" svg:y="5cm" draw:escape-direction="down"/>
          <draw:g draw:style-name="gr5">
            <draw:path draw:style-name="gr8" draw:text-style-name="P2" draw:layer="layout" svg:width="1.999cm" svg:height="0.999cm" svg:x="-2.5cm" svg:y="8cm" svg:viewBox="0 0 2000 1000" svg:d="M0 1000c0-333 0-667 0-1000 667 0 1333 0 2000 0 0 333 0 667 0 1000-667 0-1333 0-2000 0z">
              <text:p text:style-name="P1"><text:span text:style-name="T1">X = 1,90,10</text:span></text:p>
            </draw:path>
            <draw:path draw:style-name="gr7" draw:text-style-name="P1" draw:layer="layout" svg:width="1.499cm" svg:height="0cm" svg:x="-2.25cm" svg:y="8cm" svg:viewBox="0 0 1500 0" svg:d="M0 0c500 0 1000 0 1500 0">
              <text:p/>
            </draw:path>
            <draw:path draw:style-name="gr7" draw:text-style-name="P1" draw:layer="layout" svg:width="1.499cm" svg:height="0cm" svg:x="-2.25cm" svg:y="9cm" svg:viewBox="0 0 1500 0" svg:d="M0 0c500 0 1000 0 1500 0">
              <text:p/>
            </draw:path>
            <draw:path draw:style-name="gr7" draw:text-style-name="P1" draw:layer="layout" svg:width="0.249cm" svg:height="0.499cm" svg:x="-2.5cm" svg:y="8cm" svg:viewBox="0 0 250 500" svg:d="M250 0c-83 166-167 334-250 500">
              <text:p/>
            </draw:path>
            <draw:path draw:style-name="gr7" draw:text-style-name="P1" draw:layer="layout" svg:width="0.249cm" svg:height="0.499cm" svg:x="-0.75cm" svg:y="8.5cm" svg:viewBox="0 0 250 500" svg:d="M250 0c-83 166-167 334-250 500">
              <text:p/>
            </draw:path>
            <draw:path draw:style-name="gr7" draw:text-style-name="P1" draw:layer="layout" svg:width="0.249cm" svg:height="0.499cm" svg:x="-2.5cm" svg:y="8.5cm" svg:viewBox="0 0 250 500" svg:d="M0 0c83 166 167 334 250 500">
              <text:p/>
            </draw:path>
            <draw:path draw:style-name="gr7" draw:text-style-name="P1" draw:layer="layout" svg:width="0.249cm" svg:height="0.499cm" svg:x="-0.75cm" svg:y="8cm" svg:viewBox="0 0 250 500" svg:d="M0 0c83 166 167 334 250 500">
              <text:p/>
            </draw:path>
          </draw:g>
        </draw:g>
        <draw:line draw:style-name="gr9" draw:text-style-name="P1" draw:layer="layout" svg:x1="-3.5cm" svg:y1="13cm" svg:x2="-2.5cm" svg:y2="13cm">
          <text:p/>
        </draw:line>
        <draw:g>
          <draw:custom-shape draw:style-name="gr10" draw:text-style-name="P3" draw:layer="layout" svg:width="2.28cm" svg:height="0.569cm" svg:x="-2.5cm" svg:y="12.715cm">
            <text:p text:style-name="P1"><text:span text:style-name="T2">Комментарий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line draw:style-name="gr11" draw:text-style-name="P3" draw:layer="layout" svg:x1="-2.5cm" svg:y1="12.5cm" svg:x2="-2.5cm" svg:y2="13.5cm">
            <text:p/>
          </draw:line>
          <draw:line draw:style-name="gr11" draw:text-style-name="P1" draw:layer="layout" svg:x1="-2.3cm" svg:y1="13.5cm" svg:x2="-2.5cm" svg:y2="13.5cm">
            <text:p/>
          </draw:line>
          <draw:line draw:style-name="gr11" draw:text-style-name="P1" draw:layer="layout" svg:x1="-2.3cm" svg:y1="12.5cm" svg:x2="-2.5cm" svg:y2="12.5cm">
            <text:p/>
          </draw:line>
        </draw:g>
        <draw:g draw:style-name="gr5">
          <draw:rect draw:style-name="gr6" draw:text-style-name="P2" draw:layer="layout" svg:width="2cm" svg:height="1cm" svg:x="-2.5cm" svg:y="11cm">
            <text:p text:style-name="P1"><text:span text:style-name="T1">Цикл А</text:span></text:p>
            <text:p text:style-name="P1"><text:span text:style-name="T1">Делать до</text:span></text:p>
          </draw:rect>
          <draw:line draw:style-name="gr7" draw:text-style-name="P1" draw:layer="layout" svg:x1="-2.25cm" svg:y1="12cm" svg:x2="-2.5cm" svg:y2="11.75cm">
            <text:p/>
          </draw:line>
          <draw:line draw:style-name="gr7" draw:text-style-name="P1" draw:layer="layout" svg:x1="-0.75cm" svg:y1="12cm" svg:x2="-0.5cm" svg:y2="11.75cm">
            <text:p/>
          </draw:line>
          <draw:line draw:style-name="gr7" draw:text-style-name="P1" draw:layer="layout" svg:x1="-2.25cm" svg:y1="12cm" svg:x2="-0.75cm" svg:y2="12cm">
            <text:p/>
          </draw:line>
          <draw:line draw:style-name="gr7" draw:text-style-name="P1" draw:layer="layout" svg:x1="-2.5cm" svg:y1="11.75cm" svg:x2="-2.5cm" svg:y2="11cm">
            <text:p/>
          </draw:line>
          <draw:line draw:style-name="gr7" draw:text-style-name="P1" draw:layer="layout" svg:x1="-0.5cm" svg:y1="11cm" svg:x2="-2.5cm" svg:y2="11cm">
            <text:p/>
          </draw:line>
          <draw:line draw:style-name="gr7" draw:text-style-name="P1" draw:layer="layout" svg:x1="-0.5cm" svg:y1="11.75cm" svg:x2="-0.5cm" svg:y2="11cm">
            <text:p/>
          </draw:line>
        </draw:g>
        <draw:rect draw:style-name="gr12" draw:text-style-name="P4" draw:layer="layout" svg:width="6.5cm" svg:height="1.5cm" svg:x="2.5cm" svg:y="1.5cm">
          <text:p text:style-name="P4"><text:span text:style-name="T3">Запрос на расчет стоимости</text:span></text:p>
          <text:p text:style-name="P4"><text:span text:style-name="T3"><text:s/></text:span><text:span text:style-name="T3">(эл.почта /телефон)</text:span></text:p>
        </draw:rect>
        <draw:custom-shape draw:style-name="gr13" draw:text-style-name="P4" draw:layer="layout" svg:width="7cm" svg:height="3.5cm" svg:x="2.5cm" svg:y="4cm">
          <text:p text:style-name="P4"><text:span text:style-name="T3">Обработка входящих данных. </text:span></text:p>
          <text:p text:style-name="P4"><text:span text:style-name="T3">Достаточно ли информации? </text:span></text:p>
          <text:p text:style-name="P4"><text:span text:style-name="T3">(Менеджер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4" draw:text-style-name="P5" draw:layer="layout" svg:x1="6cm" svg:y1="7.5cm" svg:x2="6cm" svg:y2="8.5cm">
          <text:p/>
        </draw:line>
        <draw:rect draw:style-name="gr12" draw:text-style-name="P4" draw:layer="layout" svg:width="6.5cm" svg:height="1.5cm" svg:x="10.5cm" svg:y="5cm">
          <text:p text:style-name="P4"><text:span text:style-name="T3">Уточнение недостающей информации </text:span></text:p>
          <text:p text:style-name="P4"><text:span text:style-name="T3">у заказчика (эл.почта./тел) </text:span></text:p>
          <text:p text:style-name="P4"><text:span text:style-name="T3">(Менеджер)</text:span></text:p>
        </draw:rect>
        <draw:line draw:style-name="gr14" draw:text-style-name="P5" draw:layer="layout" svg:x1="9.5cm" svg:y1="5.7cm" svg:x2="10.5cm" svg:y2="5.7cm">
          <text:p/>
        </draw:line>
        <draw:line draw:style-name="gr14" draw:text-style-name="P5" draw:layer="layout" svg:x1="13.5cm" svg:y1="8cm" svg:x2="6cm" svg:y2="8cm">
          <text:p/>
        </draw:line>
        <draw:line draw:style-name="gr15" draw:text-style-name="P5" draw:layer="layout" svg:x1="13.5cm" svg:y1="3.4cm" svg:x2="13.5cm" svg:y2="4.9cm">
          <text:p/>
        </draw:line>
        <draw:rect draw:style-name="gr16" draw:text-style-name="P4" draw:layer="layout" svg:width="1cm" svg:height="0.5cm" svg:x="9.2cm" svg:y="5cm">
          <text:p text:style-name="P4"><text:span text:style-name="T3">Нет</text:span></text:p>
        </draw:rect>
        <draw:rect draw:style-name="gr16" draw:text-style-name="P4" draw:layer="layout" svg:width="1cm" svg:height="0.5cm" svg:x="4.5cm" svg:y="8cm">
          <text:p text:style-name="P4"><text:span text:style-name="T3">Да</text:span></text:p>
        </draw:rect>
        <draw:custom-shape draw:style-name="gr13" draw:text-style-name="P4" draw:layer="layout" svg:width="7cm" svg:height="3.5cm" svg:x="2.5cm" svg:y="8.5cm">
          <text:p text:style-name="P4"><text:span text:style-name="T3">Необходимость </text:span></text:p>
          <text:p text:style-name="P4"><text:span text:style-name="T3">графической прорисовки</text:span></text:p>
          <text:p text:style-name="P4"><text:span text:style-name="T3">(Менеджер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4" draw:text-style-name="P5" draw:layer="layout" svg:x1="6cm" svg:y1="7.5cm" svg:x2="6cm" svg:y2="8.5cm">
          <text:p/>
        </draw:line>
        <draw:line draw:style-name="gr14" draw:text-style-name="P5" draw:layer="layout" svg:x1="6cm" svg:y1="7.5cm" svg:x2="6cm" svg:y2="8.5cm">
          <text:p/>
        </draw:line>
        <draw:line draw:style-name="gr14" draw:text-style-name="P5" draw:layer="layout" svg:x1="6cm" svg:y1="3cm" svg:x2="6cm" svg:y2="4cm">
          <text:p/>
        </draw:line>
        <draw:rect draw:style-name="gr16" draw:text-style-name="P4" draw:layer="layout" svg:width="1cm" svg:height="0.5cm" svg:x="9.5cm" svg:y="9.5cm">
          <text:p text:style-name="P4"><text:span text:style-name="T3">Да</text:span></text:p>
        </draw:rect>
        <draw:rect draw:style-name="gr12" draw:text-style-name="P4" draw:layer="layout" svg:width="6.5cm" svg:height="1.5cm" svg:x="10.5cm" svg:y="9.5cm">
          <text:p text:style-name="P4"><text:span text:style-name="T3">Графическая проработка заказа <text:s/></text:span></text:p>
          <text:p text:style-name="P4"><text:span text:style-name="T3">(График - программист)</text:span></text:p>
        </draw:rect>
        <draw:line draw:style-name="gr14" draw:text-style-name="P5" draw:layer="layout" svg:x1="9.5cm" svg:y1="10.3cm" svg:x2="10.5cm" svg:y2="10.3cm">
          <text:p/>
        </draw:line>
        <draw:rect draw:style-name="gr12" draw:text-style-name="P4" draw:layer="layout" svg:width="7.3cm" svg:height="2cm" svg:x="2.4cm" svg:y="13cm">
          <text:p text:style-name="P4"><text:span text:style-name="T3">Расчет стоимости заказа, необходимое </text:span></text:p>
          <text:p text:style-name="P4"><text:span text:style-name="T3">количество материала и определение сроков, </text:span></text:p>
          <text:p text:style-name="P4"><text:span text:style-name="T3">объявление стоимости </text:span></text:p>
          <text:p text:style-name="P4"><text:span text:style-name="T3">(Менеджер)</text:span></text:p>
        </draw:rect>
        <draw:rect draw:style-name="gr12" draw:text-style-name="P4" draw:layer="layout" svg:width="6.5cm" svg:height="1.5cm" svg:x="10.5cm" svg:y="5cm">
          <text:p text:style-name="P4"><text:span text:style-name="T3">Уточнение недостающей информации </text:span></text:p>
          <text:p text:style-name="P4"><text:span text:style-name="T3">у заказчика (эл.почта./тел) </text:span></text:p>
          <text:p text:style-name="P4"><text:span text:style-name="T3">(Менеджер)</text:span></text:p>
        </draw:rect>
        <draw:line draw:style-name="gr14" draw:text-style-name="P5" draw:layer="layout" svg:x1="6cm" svg:y1="15cm" svg:x2="6cm" svg:y2="16cm">
          <text:p/>
        </draw:line>
        <draw:line draw:style-name="gr14" draw:text-style-name="P5" draw:layer="layout" svg:x1="13.501cm" svg:y1="3.426cm" svg:x2="6.001cm" svg:y2="3.426cm">
          <text:p/>
        </draw:line>
        <draw:line draw:style-name="gr15" draw:text-style-name="P5" draw:layer="layout" svg:x1="13.5cm" svg:y1="8cm" svg:x2="13.5cm" svg:y2="9.5cm">
          <text:p/>
        </draw:line>
        <draw:rect draw:style-name="gr16" draw:text-style-name="P4" draw:layer="layout" svg:width="1cm" svg:height="0.5cm" svg:x="4.5cm" svg:y="12cm">
          <text:p text:style-name="P4"><text:span text:style-name="T3">Нет</text:span></text:p>
        </draw:rect>
        <draw:line draw:style-name="gr14" draw:text-style-name="P5" draw:layer="layout" svg:x1="13.6cm" svg:y1="15.5cm" svg:x2="6.1cm" svg:y2="15.5cm">
          <text:p/>
        </draw:line>
        <draw:rect draw:style-name="gr16" draw:text-style-name="P4" draw:layer="layout" svg:width="1cm" svg:height="0.5cm" svg:x="4.6cm" svg:y="15.5cm">
          <text:p text:style-name="P4"><text:span text:style-name="T3">Да</text:span></text:p>
        </draw:rect>
        <draw:custom-shape draw:style-name="gr13" draw:text-style-name="P4" draw:layer="layout" svg:width="7cm" svg:height="3.5cm" svg:x="2.6cm" svg:y="16cm">
          <text:p text:style-name="P4"><text:span text:style-name="T3">Согласование стоимости заказа.</text:span></text:p>
          <text:p text:style-name="P4"><text:span text:style-name="T3">Стоимость удовлетворяет?</text:span></text:p>
          <text:p text:style-name="P4"><text:span text:style-name="T3">(Менеджер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16" draw:text-style-name="P4" draw:layer="layout" svg:width="1cm" svg:height="0.5cm" svg:x="5cm" svg:y="19.5cm">
          <text:p text:style-name="P4"><text:span text:style-name="T3">Да</text:span></text:p>
        </draw:rect>
        <draw:rect draw:style-name="gr12" draw:text-style-name="P4" draw:layer="layout" svg:width="6.5cm" svg:height="1.5cm" svg:x="10.6cm" svg:y="17cm">
          <text:p text:style-name="P4"><text:span text:style-name="T3">Предложить удешевление заказа <text:s/></text:span></text:p>
          <text:p text:style-name="P4"><text:span text:style-name="T3">(Менеджер)</text:span></text:p>
        </draw:rect>
        <draw:line draw:style-name="gr14" draw:text-style-name="P5" draw:layer="layout" svg:x1="9.6cm" svg:y1="17.8cm" svg:x2="10.6cm" svg:y2="17.8cm">
          <text:p/>
        </draw:line>
        <draw:rect draw:style-name="gr12" draw:text-style-name="P4" draw:layer="layout" svg:width="7cm" svg:height="1.5cm" svg:x="2.5cm" svg:y="20.5cm">
          <text:p text:style-name="P4"><text:span text:style-name="T3">После получения материала </text:span></text:p>
          <text:p text:style-name="P4"><text:span text:style-name="T3">оформление заказа в производство </text:span></text:p>
          <text:p text:style-name="P4"><text:span text:style-name="T3">(Менеджер)</text:span></text:p>
        </draw:rect>
        <draw:line draw:style-name="gr14" draw:text-style-name="P5" draw:layer="layout" svg:x1="6.1cm" svg:y1="19.5cm" svg:x2="6.1cm" svg:y2="20.5cm">
          <text:p/>
        </draw:line>
        <draw:line draw:style-name="gr15" draw:text-style-name="P5" draw:layer="layout" svg:x1="13.6cm" svg:y1="15.5cm" svg:x2="13.6cm" svg:y2="17cm">
          <text:p/>
        </draw:line>
        <draw:rect draw:style-name="gr16" draw:text-style-name="P4" draw:layer="layout" svg:width="1cm" svg:height="0.5cm" svg:x="9.5cm" svg:y="17cm">
          <text:p text:style-name="P4"><text:span text:style-name="T3">Нет</text:span></text:p>
        </draw:rect>
        <draw:line draw:style-name="gr14" draw:text-style-name="P5" draw:layer="layout" svg:x1="6cm" svg:y1="12cm" svg:x2="6cm" svg:y2="13cm">
          <text:p/>
        </draw:line>
        <draw:rect draw:style-name="gr12" draw:text-style-name="P4" draw:layer="layout" svg:width="7cm" svg:height="1cm" svg:x="2.5cm" svg:y="23cm">
          <text:p text:style-name="P4"><text:span text:style-name="T3">Контроль своевременного выполнения заказа</text:span></text:p>
          <text:p text:style-name="P4"><text:span text:style-name="T3">(Менеджер-начальник цеха)</text:span></text:p>
        </draw:rect>
        <draw:line draw:style-name="gr14" draw:text-style-name="P5" draw:layer="layout" svg:x1="6cm" svg:y1="22cm" svg:x2="6cm" svg:y2="23cm">
          <text:p/>
        </draw:line>
        <draw:rect draw:style-name="gr12" draw:text-style-name="P4" draw:layer="layout" svg:width="7cm" svg:height="1cm" svg:x="2.5cm" svg:y="25cm">
          <text:p text:style-name="P4"><text:span text:style-name="T3">Упаковка заказа -информация в офис</text:span></text:p>
          <text:p text:style-name="P4"><text:span text:style-name="T3">(Кладовщик-менеджер)</text:span></text:p>
        </draw:rect>
        <draw:line draw:style-name="gr14" draw:text-style-name="P5" draw:layer="layout" svg:x1="6cm" svg:y1="24cm" svg:x2="6cm" svg:y2="25cm">
          <text:p/>
        </draw:line>
        <draw:rect draw:style-name="gr12" draw:text-style-name="P4" draw:layer="layout" svg:width="7cm" svg:height="1cm" svg:x="2.5cm" svg:y="27cm">
          <text:p text:style-name="P4"><text:span text:style-name="T3">Заказ готов и упакован-сообщить заказчику</text:span></text:p>
          <text:p text:style-name="P4"><text:span text:style-name="T3">(Менеджер)</text:span></text:p>
        </draw:rect>
        <draw:line draw:style-name="gr14" draw:text-style-name="P5" draw:layer="layout" svg:x1="6cm" svg:y1="26cm" svg:x2="6cm" svg:y2="2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Блок-схемы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7-01-25T15:43:38.25</meta:creation-date>
    <meta:editing-duration>PT2M19S</meta:editing-duration>
    <meta:editing-cycles>2</meta:editing-cycles>
    <meta:generator>OpenOffice/4.1.3$Win32 OpenOffice.org_project/413m1$Build-9783</meta:generator>
    <dc:title>Блок-схемы</dc:title>
    <dc:description>Этот шаблон для составления блок-схем по ГОСТ. Когда не походят стандартные для Ооо блоки циклов. Только для ЛОГИЧЕСКИХ алгоритмов.</dc:description>
    <meta:keyword>шаблон</meta:keyword>
    <meta:keyword>блок-схема</meta:keyword>
    <dc:subject>Gрочее</dc:subject>
    <meta:initial-creator>user 1</meta:initial-creator>
    <dc:date>2017-01-25T16:51:29.76</dc:date>
    <dc:creator>user 1</dc:creator>
    <meta:document-statistic meta:object-count="75"/>
    <meta:user-defined meta:name="License">&lt;a href="http://templates.services.openoffice.org/bsd-license"&gt;BSD&lt;/a&gt; </meta:user-defined>
  </office:meta>
</office:document-meta>
</file>